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226759">
      <style:text-properties style:text-underline-style="none"/>
    </style:style>
    <style:style style:family="paragraph" style:name="a1ddfa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89ea00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bd7ed5" style:parent-style-name="Standard">
      <style:paragraph-properties fo:margin-left="7.5mm" fo:margin-right="0.0mm" fo:text-indent="-7.5mm"/>
      <style:text-properties/>
    </style:style>
    <style:style style:family="paragraph" style:name="a490bd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a351b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36aa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d0d2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660508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5d4201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0be52a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03d4e5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6d98ce" style:parent-style-name="Hyperlink">
      <style:text-properties style:text-underline-style="none"/>
    </style:style>
  </office:automatic-styles>
  <office:body>
    <office:text>
      <text:p text:style-name="a5d4201"><draw:frame draw:style-name="a660508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4d0d2f"/>
      <text:p text:style-name="ad36aa1"/>
      <text:p text:style-name="aa351b3"/>
      <text:p text:style-name="a490bdf"/>
      <text:p text:style-name="abd7ed5"><text:a xlink:href="http://www.eins.de"><text:span text:style-name="Hyperlink">Kapitel</text:span></text:a><text:span text:style-name="a6d98ce"><text:a xlink:href="http://www.eins.de"><text:s/><text:s/><text:s/><text:s text:c="3"/><text:s text:c="3"/><text:s text:c="4"/><text:s text:c="2"/><text:s text:c="5"/><text:s text:c="6"/><text:s text:c="2"/></text:a></text:span><text:a xlink:href="http://www.zwei.de"><text:span text:style-name="Hyperlink">10</text:span></text:a></text:p>
      <text:p text:style-name="a1ddfa8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4b40c0" style:parent-style-name="Header">
      <style:text-properties fo:font-size="10.0pt" style:font-name="Verdana" style:font-name-complex="Verdana" style:font-size-asian="10.0pt"/>
    </style:style>
    <style:style style:family="paragraph" style:name="a50a685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477ca9">
      <style:text-properties fo:font-size="10.0pt" style:font-name="Verdana" style:font-name-complex="Verdana" style:font-size-asian="10.0pt"/>
    </style:style>
    <style:style style:family="paragraph" style:name="a535cf1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535cf1"><text:span text:style-name="a477ca9">Handbuch Pastoralbüro<text:tab/>Kapitel 10 – 10.0 Inhaltsverzeichnis</text:span></text:p>
        <text:p text:style-name="a50a685"/>
        <text:p text:style-name="a4b40c0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8</dc:date>
    <meta:editing-cycles>2</meta:editing-cycles>
    <meta:editing-duration>PT0.021S</meta:editing-duration>
  </office:meta>
</office:document-meta>
</file>